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9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retrained_model</text:p>
          </table:table-cell>
          <table:table-cell office:value-type="string" calcext:value-type="string">
            <text:p>cross_entropy</text:p>
          </table:table-cell>
          <table:table-cell office:value-type="string" calcext:value-type="string">
            <text:p>total_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binary_f1</text:p>
          </table:table-cell>
          <table:table-cell office:value-type="string" calcext:value-type="string">
            <text:p>roc_auc</text:p>
          </table:table-cell>
        </table:table-row>
        <table:table-row table:style-name="ro1">
          <table:table-cell office:value-type="string" calcext:value-type="string">
            <text:p>visual_bert_coco</text:p>
          </table:table-cell>
          <table:table-cell table:number-columns-repeated="2" office:value-type="float" office:value="1.4743" calcext:value-type="float">
            <text:p>1.4743</text:p>
          </table:table-cell>
          <table:table-cell office:value-type="float" office:value="0.6704" calcext:value-type="float">
            <text:p>0.6704</text:p>
          </table:table-cell>
          <table:table-cell office:value-type="float" office:value="0.4139" calcext:value-type="float">
            <text:p>0.4139</text:p>
          </table:table-cell>
          <table:table-cell office:value-type="float" office:value="0.6946" calcext:value-type="float">
            <text:p>0.6946</text:p>
          </table:table-cell>
        </table:table-row>
        <table:table-row table:style-name="ro1">
          <table:table-cell office:value-type="string" calcext:value-type="string">
            <text:p>vilbert_cc</text:p>
          </table:table-cell>
          <table:table-cell table:number-columns-repeated="2" office:value-type="float" office:value="3.1337" calcext:value-type="float">
            <text:p>3.1337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387" calcext:value-type="float">
            <text:p>0.387</text:p>
          </table:table-cell>
          <table:table-cell office:value-type="float" office:value="0.6561" calcext:value-type="float">
            <text:p>0.6561</text:p>
          </table:table-cell>
        </table:table-row>
        <table:table-row table:style-name="ro1">
          <table:table-cell office:value-type="string" calcext:value-type="string">
            <text:p>visual_bert_direct</text:p>
          </table:table-cell>
          <table:table-cell table:number-columns-repeated="2" office:value-type="float" office:value="1.2431" calcext:value-type="float">
            <text:p>1.2431</text:p>
          </table:table-cell>
          <table:table-cell office:value-type="float" office:value="0.6685" calcext:value-type="float">
            <text:p>0.6685</text:p>
          </table:table-cell>
          <table:table-cell office:value-type="float" office:value="0.412" calcext:value-type="float">
            <text:p>0.412</text:p>
          </table:table-cell>
          <table:table-cell office:value-type="float" office:value="0.6944" calcext:value-type="float">
            <text:p>0.6944</text:p>
          </table:table-cell>
        </table:table-row>
        <table:table-row table:style-name="ro1">
          <table:table-cell office:value-type="string" calcext:value-type="string">
            <text:p>vilbert_direct</text:p>
          </table:table-cell>
          <table:table-cell table:number-columns-repeated="2" office:value-type="float" office:value="2.2624" calcext:value-type="float">
            <text:p>2.2624</text:p>
          </table:table-cell>
          <table:table-cell office:value-type="float" office:value="0.6778" calcext:value-type="float">
            <text:p>0.6778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 office:value-type="string" calcext:value-type="string">
            <text:p>mmbt_features</text:p>
          </table:table-cell>
          <table:table-cell table:number-columns-repeated="2" office:value-type="float" office:value="3.0698" calcext:value-type="float">
            <text:p>3.0698</text:p>
          </table:table-cell>
          <table:table-cell office:value-type="float" office:value="0.663" calcext:value-type="float">
            <text:p>0.663</text:p>
          </table:table-cell>
          <table:table-cell office:value-type="float" office:value="0.3731" calcext:value-type="float">
            <text:p>0.3731</text:p>
          </table:table-cell>
          <table:table-cell office:value-type="float" office:value="0.6268" calcext:value-type="float">
            <text:p>0.6268</text:p>
          </table:table-cell>
        </table:table-row>
        <table:table-row table:style-name="ro1">
          <table:table-cell office:value-type="string" calcext:value-type="string">
            <text:p>mmbt_defaults</text:p>
          </table:table-cell>
          <table:table-cell table:number-columns-repeated="2" office:value-type="float" office:value="1.3524" calcext:value-type="float">
            <text:p>1.3524</text:p>
          </table:table-cell>
          <table:table-cell office:value-type="float" office:value="0.6648" calcext:value-type="float">
            <text:p>0.6648</text:p>
          </table:table-cell>
          <table:table-cell office:value-type="float" office:value="0.3903" calcext:value-type="float">
            <text:p>0.3903</text:p>
          </table:table-cell>
          <table:table-cell office:value-type="float" office:value="0.6783" calcext:value-type="float">
            <text:p>0.6783</text:p>
          </table:table-cell>
        </table:table-row>
        <table:table-row table:style-name="ro1">
          <table:table-cell office:value-type="string" calcext:value-type="string">
            <text:p>concat_bert</text:p>
          </table:table-cell>
          <table:table-cell table:number-columns-repeated="2" office:value-type="float" office:value="0.7506" calcext:value-type="float">
            <text:p>0.7506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3086" calcext:value-type="float">
            <text:p>0.3086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string" calcext:value-type="string">
            <text:p>late_fusion</text:p>
          </table:table-cell>
          <table:table-cell table:number-columns-repeated="2" office:value-type="float" office:value="0.9514" calcext:value-type="float">
            <text:p>0.9514</text:p>
          </table:table-cell>
          <table:table-cell office:value-type="float" office:value="0.6741" calcext:value-type="float">
            <text:p>0.6741</text:p>
          </table:table-cell>
          <table:table-cell office:value-type="float" office:value="0.4958" calcext:value-type="float">
            <text:p>0.4958</text:p>
          </table:table-cell>
          <table:table-cell office:value-type="float" office:value="0.663" calcext:value-type="float">
            <text:p>0.663</text:p>
          </table:table-cell>
        </table:table-row>
        <table:table-row table:style-name="ro1">
          <table:table-cell office:value-type="string" calcext:value-type="string">
            <text:p>unimodal_text</text:p>
          </table:table-cell>
          <table:table-cell table:number-columns-repeated="2" office:value-type="float" office:value="0.7017" calcext:value-type="float">
            <text:p>0.7017</text:p>
          </table:table-cell>
          <table:table-cell office:value-type="float" office:value="0.6167" calcext:value-type="float">
            <text:p>0.6167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6081" calcext:value-type="float">
            <text:p>0.6081</text:p>
          </table:table-cell>
        </table:table-row>
        <table:table-row table:style-name="ro1">
          <table:table-cell office:value-type="string" calcext:value-type="string">
            <text:p>unimodal_image_features</text:p>
          </table:table-cell>
          <table:table-cell table:number-columns-repeated="2" office:value-type="float" office:value="0.7382" calcext:value-type="float">
            <text:p>0.7382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1331" calcext:value-type="float">
            <text:p>0.1331</text:p>
          </table:table-cell>
          <table:table-cell office:value-type="float" office:value="0.4734" calcext:value-type="float">
            <text:p>0.4734</text:p>
          </table:table-cell>
        </table:table-row>
        <table:table-row table:style-name="ro1">
          <table:table-cell office:value-type="string" calcext:value-type="string">
            <text:p>unimodal_image_images</text:p>
          </table:table-cell>
          <table:table-cell table:number-columns-repeated="2" office:value-type="float" office:value="0.7144" calcext:value-type="float">
            <text:p>0.7144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219" calcext:value-type="float">
            <text:p>0.219</text:p>
          </table:table-cell>
          <table:table-cell office:value-type="float" office:value="0.5743" calcext:value-type="float">
            <text:p>0.57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15:02:17.578410163</meta:creation-date>
    <dc:date>2021-03-03T16:00:43.583795278</dc:date>
    <meta:editing-duration>PT17M24S</meta:editing-duration>
    <meta:editing-cycles>1</meta:editing-cycles>
    <meta:document-statistic meta:table-count="1" meta:cell-count="72" meta:object-count="0"/>
    <meta:generator>LibreOffice/6.4.6.2$Linux_X86_64 LibreOffice_project/40$Build-2</meta:generator>
  </office:meta>
</office:document-meta>
</file>